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3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subtitle">
      <style:graphic-properties draw:fill-color="#ffffff" draw:auto-grow-height="true" fo:min-height="12.178cm"/>
    </style:style>
    <style:style style:name="pr5" style:family="presentation" style:parent-style-name="Padrão-subtitle">
      <style:graphic-properties draw:fill-color="#ffffff" draw:auto-grow-height="true" fo:min-height="16.255cm"/>
    </style:style>
    <style:style style:name="P1" style:family="paragraph">
      <style:text-properties fo:color="#ffffff" fo:font-size="80pt" style:font-size-asian="80pt" style:font-size-complex="80pt"/>
    </style:style>
    <style:style style:name="P2" style:family="paragraph">
      <loext:graphic-properties draw:fill-color="#ffffff"/>
      <style:text-properties fo:color="#ffffff" fo:font-size="80pt" style:font-size-asian="80pt" style:font-size-complex="8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loext:graphic-properties draw:fill-color="#ffffff"/>
      <style:text-properties fo:font-size="40pt" style:font-size-asian="40pt" style:font-size-complex="40pt"/>
    </style:style>
    <style:style style:name="P6" style:family="paragraph">
      <loext:graphic-properties draw:fill-color="#ffffff"/>
    </style:style>
    <style:style style:name="P7" style:family="paragraph">
      <style:text-properties fo:font-size="54pt" style:font-size-asian="54pt" style:font-size-complex="54pt"/>
    </style:style>
    <style:style style:name="P8" style:family="paragraph">
      <loext:graphic-properties draw:fill-color="#ffffff"/>
      <style:text-properties fo:font-size="54pt" style:font-size-asian="54pt" style:font-size-complex="54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loext:graphic-properties draw:fill-color="#ffffff"/>
      <style:text-properties fo:font-size="44pt" style:font-size-asian="44pt" style:font-size-complex="44pt"/>
    </style:style>
    <style:style style:name="P11" style:family="paragraph">
      <style:text-properties fo:font-size="32pt" style:font-size-asian="40pt" style:font-size-complex="40pt"/>
    </style:style>
    <style:style style:name="P12" style:family="paragraph">
      <loext:graphic-properties draw:fill-color="#ffffff"/>
      <style:text-properties fo:font-size="32pt" style:font-size-asian="40pt" style:font-size-complex="40pt"/>
    </style:style>
    <style:style style:name="P13" style:family="paragraph">
      <style:text-properties fo:font-size="52pt" style:font-size-asian="52pt" style:font-size-complex="52pt"/>
    </style:style>
    <style:style style:name="P14" style:family="paragraph">
      <loext:graphic-properties draw:fill-color="#ffffff"/>
      <style:text-properties fo:font-size="52pt" style:font-size-asian="52pt" style:font-size-complex="52pt"/>
    </style:style>
    <style:style style:name="T1" style:family="text">
      <style:text-properties fo:color="#ffffff" fo:font-size="80pt" style:font-size-asian="80pt" style:font-size-complex="80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52pt" style:font-size-asian="52pt" style:font-size-complex="5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2" draw:layer="layout" svg:width="25.199cm" svg:height="19.363cm" svg:x="1.4cm" svg:y="0.837cm" presentation:class="subtitle" presentation:user-transformed="true">
          <draw:text-box>
            <text:p text:style-name="P1"><text:span text:style-name="T1">A colheita</text:span></text:p>
            <text:p text:style-name="P1"><text:span text:style-name="T2">Alda Céli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0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5" draw:layer="layout" svg:width="25.199cm" svg:height="12.178cm" svg:x="1.4cm" svg:y="4.914cm" presentation:class="subtitle">
          <draw:text-box>
            <text:p text:style-name="P4"><text:span text:style-name="T3">Voz do que clama em meio ao deserto</text:span></text:p>
            <text:p text:style-name="P4"><text:span text:style-name="T3">Prepara o caminho do meu Salvador</text:span></text:p>
            <text:p text:style-name="P4"><text:span text:style-name="T3">Grita nas praça, nas ruas, nos campos</text:span></text:p>
            <text:p text:style-name="P4"><text:span text:style-name="T3">Prepara o caminho do meu Salvador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5" draw:text-style-name="P8" draw:layer="layout" svg:width="25.199cm" svg:height="16.255cm" svg:x="1.4cm" svg:y="0.837cm" presentation:class="subtitle">
          <draw:text-box>
            <text:p text:style-name="P7"><text:span text:style-name="T4">Toca a trombeta em Sião</text:span></text:p>
            <text:p text:style-name="P7"><text:span text:style-name="T4">Não despreze as feridas das suas mã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5" draw:text-style-name="P10" draw:layer="layout" svg:width="25.199cm" svg:height="16.255cm" svg:x="1.4cm" svg:y="0.837cm" presentation:class="subtitle">
          <draw:text-box>
            <text:p text:style-name="P9"><text:span text:style-name="T5">Este é o tempo de lançarmos a rede</text:span></text:p>
            <text:p text:style-name="P9"><text:span text:style-name="T5">Prega a Palavra, viver o evangelho</text:span></text:p>
            <text:p text:style-name="P9"><text:span text:style-name="T5">Este é o tempo de quebrantamento</text:span></text:p>
            <text:p text:style-name="P9"><text:span text:style-name="T5">A colheita chego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5" draw:text-style-name="P8" draw:layer="layout" svg:width="25.199cm" svg:height="16.255cm" svg:x="1.4cm" svg:y="0.837cm" presentation:class="subtitle">
          <draw:text-box>
            <text:p text:style-name="P7"><text:span text:style-name="T4">A hora é chegada, o tempo é este e Ele vem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5" draw:text-style-name="P12" draw:layer="layout" svg:width="25.199cm" svg:height="16.255cm" svg:x="1.4cm" svg:y="0.837cm" presentation:class="subtitle">
          <draw:text-box>
            <text:p text:style-name="P11"><text:span text:style-name="T3">Voz do que clama em meio ao deserto</text:span></text:p>
            <text:p text:style-name="P11"><text:span text:style-name="T3">Prepara o caminho do meu Salvador</text:span></text:p>
            <text:p text:style-name="P11"><text:span text:style-name="T3">Grita nas praça, nas ruas, nos campos</text:span></text:p>
            <text:p text:style-name="P11"><text:span text:style-name="T3">Prepara o caminho do meu Salvador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5" draw:text-style-name="P8" draw:layer="layout" svg:width="25.199cm" svg:height="16.255cm" svg:x="1.4cm" svg:y="0.837cm" presentation:class="subtitle">
          <draw:text-box>
            <text:p text:style-name="P7"><text:span text:style-name="T4">Toca a trombeta em Sião</text:span></text:p>
            <text:p text:style-name="P7"><text:span text:style-name="T4">Não despreze as feridas das suas mã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5" draw:text-style-name="P10" draw:layer="layout" svg:width="25.199cm" svg:height="16.255cm" svg:x="1.4cm" svg:y="0.837cm" presentation:class="subtitle">
          <draw:text-box>
            <text:p text:style-name="P9"><text:span text:style-name="T5">Este é o tempo de lançarmos a rede</text:span></text:p>
            <text:p text:style-name="P9"><text:span text:style-name="T5">Prega a Palavra, viver o evangelho</text:span></text:p>
            <text:p text:style-name="P9"><text:span text:style-name="T5">Este é o tempo de quebrantamento</text:span></text:p>
            <text:p text:style-name="P9"><text:span text:style-name="T5">A colheita chego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5" draw:text-style-name="P8" draw:layer="layout" svg:width="25.199cm" svg:height="16.255cm" svg:x="1.4cm" svg:y="0.837cm" presentation:class="subtitle">
          <draw:text-box>
            <text:p text:style-name="P7"><text:span text:style-name="T4">A hora é chegada, o tempo é este e Ele vem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5" draw:text-style-name="P10" draw:layer="layout" svg:width="25.199cm" svg:height="16.255cm" svg:x="1.4cm" svg:y="0.837cm" presentation:class="subtitle">
          <draw:text-box>
            <text:p text:style-name="P9"><text:span text:style-name="T5">Este é o tempo de lançarmos a rede</text:span></text:p>
            <text:p text:style-name="P9"><text:span text:style-name="T5">Prega a Palavra, viver o evangelho</text:span></text:p>
            <text:p text:style-name="P9"><text:span text:style-name="T5">Este é o tempo de quebrantamento</text:span></text:p>
            <text:p text:style-name="P9"><text:span text:style-name="T5">A colheita chego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draw:frame presentation:style-name="pr5" draw:text-style-name="P14" draw:layer="layout" svg:width="25.199cm" svg:height="16.255cm" svg:x="1.4cm" svg:y="0.837cm" presentation:class="subtitle">
          <draw:text-box>
            <text:p text:style-name="P13"><text:span text:style-name="T6">A hora é chegada, o tempo é este e Ele vem…</text:span></text:p>
            <text:p text:style-name="P13"><text:span text:style-name="T6">(O Espírito e a noiva dizem vem...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32">
        <office:forms form:automatic-focus="false" form:apply-design-mode="false"/>
        <draw:frame presentation:style-name="pr5" draw:text-style-name="P5" draw:layer="layout" svg:width="25.199cm" svg:height="16.255cm" svg:x="1.4cm" svg:y="0.837cm" presentation:class="subtitle">
          <draw:text-box>
            <text:p text:style-name="P4"><text:span text:style-name="T3">Ide fazei discípulos de todas as nações, porque Ele vem…</text:span></text:p>
            <text:p text:style-name="P4"><text:span text:style-name="T3">( O Espírito e a noiva dizem vem…)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nvidado </meta:initial-creator>
    <meta:creation-date>2016-02-28T14:42:07.637293114</meta:creation-date>
    <dc:date>2016-02-28T15:09:19.182494477</dc:date>
    <dc:creator>Convidado </dc:creator>
    <meta:editing-duration>PT10M39S</meta:editing-duration>
    <meta:editing-cycles>4</meta:editing-cycles>
    <meta:generator>LibreOffice/4.4.2.2$Linux_x86 LibreOffice_project/40m0$Build-2</meta:generator>
    <meta:document-statistic meta:object-count="58"/>
  </office:meta>
</office:document-meta>
</file>